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一、自动安装法：</text:p>
      <text:section text:style-name="Sect1" text:name="article_content">
        <text:p text:style-name="Text_20_body">在mozilla的FTP上找到的：<text:a xlink:type="simple" xlink:href="http://ftp.mozilla.org/" office:target-frame-name="_blank" xlink:show="new">http://ftp.mozilla.org/</text:a> <text:line-break/>选择版本和对应操作系统<text:a xlink:type="simple" xlink:href="http://releases.mozilla.org/pub/mozilla.org/firefox/releases/" office:target-frame-name="_blank" xlink:show="new">http://releases.mozilla.org/pub/mozilla.org/firefox/releases/</text:a> ，语言包在xpi目录下，自己找，简体（zh-CN.xpi）/ 繁体（zh-TW.xpi）<text:line-break/><text:line-break/>好像不同操作系统对应的语言包也没什么区别，个人测试，通用。还是你自己决定吧。<text:line-break/>点击下面链接可直接安装（简体中文）：<text:line-break/><text:line-break/>最新版（<text:a xlink:type="simple" xlink:href="http://releases.mozilla.org/pub/mozilla.org/firefox/releases/latest/">latest/</text:a> ）：<text:line-break/>Linux：<text:a xlink:type="simple" xlink:href="http://releases.mozilla.org/pub/mozilla.org/firefox/releases/latest/linux-i686/xpi/zh-CN.xpi" office:target-frame-name="_blank" xlink:show="new">http://releases.mozilla.org/pub/mozilla.org/firefox/releases/latest/linux-i686/xpi/zh-CN.xpi</text:a> <text:line-break/>windows：<text:a xlink:type="simple" xlink:href="http://releases.mozilla.org/pub/mozilla.org/firefox/releases/latest/win32/xpi/zh-CN.xpi" office:target-frame-name="_blank" xlink:show="new">http://releases.mozilla.org/pub/mozilla.org/firefox/releases/latest/win32/xpi/zh-CN.xpi</text:a> <text:line-break/>mac：<text:a xlink:type="simple" xlink:href="http://releases.mozilla.org/pub/mozilla.org/firefox/releases/latest/mac/xpi/zh-CN.xpi" office:target-frame-name="_blank" xlink:show="new">http://releases.mozilla.org/pub/mozilla.org/firefox/releases/latest/mac/xpi/zh-CN.xpi</text:a> </text:p>
        <text:p text:style-name="Text_20_body"> </text:p>
        <text:p text:style-name="Text_20_body">然后按本文最下面的修改一下配置。</text:p>
        <text:p text:style-name="Text_20_body"> </text:p>
        <text:p text:style-name="Text_20_body">二、手动安装法：</text:p>
        <text:p text:style-name="Text_20_body">首先在Mozilla的Ftp找到最新版的语言包(文件格式为xpi) 并下载下来，</text:p>
        <text:p text:style-name="Text_20_body">3.0系列简体中文的语言包地址为 <text:a xlink:type="simple" xlink:href="ftp://ftp.mozilla.org/pub/firefox/releases/latest-3.0/win32/xpi/zh-CN.xpi" office:target-frame-name="_blank" xlink:show="new">ftp://ftp.mozilla.org/pub/firefox/releases/latest-3.0/win32/xpi/zh-CN.xpi</text:a> </text:p>
        <text:p text:style-name="Text_20_body">3.5系列简体中文的语言包地址为 <text:a xlink:type="simple" xlink:href="ftp://ftp.mozilla.org/pub/firefox/releases/latest-3.5/win32/xpi/zh-CN.xpi" office:target-frame-name="_blank" xlink:show="new">ftp://ftp.mozilla.org/pub/firefox/releases/latest-3.5/win32/xpi/zh-CN.xpi</text:a> </text:p>
        <text:p text:style-name="Text_20_body"> </text:p>
        <text:p text:style-name="Text_20_body">然后把该xpi文件用7-zip或Universal Extractor之类的压缩软件解压出来，找到解压出来的文件夹内的chrome.manifest这个文件，然后用文本编辑软件打开，用文本编辑器自 带的替换功能把"jar:chrome" 全部替换为"jar:"(Firefox3.5用户请把"jar:chrome/" 全部替换为"jar:")，保存文件；</text:p>
        <text:p text:style-name="Text_20_body">把chrome.manifest改名为zh-CN.manifest ；</text:p>
        <text:p text:style-name="Text_20_body">把刚刚改好名字的zh-CN.manifes和同文件夹下chrome文件夹里的zh-CN.jar一同复制到FireFox程序所在目录的chrome文件夹里；</text:p>
        <text:p text:style-name="Text_20_body"> </text:p>
        <text:p text:style-name="Text_20_body"> </text:p>
        <text:p text:style-name="Text_20_body">三、非常重要的！</text:p>
        <text:p text:style-name="Text_20_body"><text:span text:style-name="T1">以上两步完成之后，均需要在FireFox地址栏里输入"about:config" 回车，然后在过滤器里输入general.useragent.locale，双击该项然后再弹出的对话框里输入"zh-CN"，确定。</text:span> </text:p>
        <text:p text:style-name="Text_20_body"><text:span text:style-name="T1">重启浏览器后FireFox就变为中文版的了。</text:span> </text:p>
        <text:p text:style-name="Text_20_body"> 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gd </meta:initial-creator>
    <meta:creation-date>2015-05-05T18:46:39.951911968</meta:creation-date>
    <dc:date>2015-05-05T18:47:18.655432492</dc:date>
    <dc:creator>wgd </dc:creator>
    <meta:editing-duration>P0D</meta:editing-duration>
    <meta:editing-cycles>1</meta:editing-cycles>
    <meta:document-statistic meta:table-count="0" meta:image-count="0" meta:object-count="0" meta:page-count="2" meta:paragraph-count="19" meta:word-count="429" meta:character-count="1208" meta:non-whitespace-character-count="1173"/>
    <meta:generator>LibreOffice/4.2.8.2$Linux_X86_64 LibreOffice_project/420m0$Build-2</meta:generator>
  </office:meta>
</office:document-meta>
</file>